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e8b6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e8b6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e8b6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e8b6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e8b6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e8b6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e8b6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e8b6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e8b6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e8b6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e8b6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e8b6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e8b6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e8b6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e8b6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e8b6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e8b6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na Valentina Perez Prad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Simón Rodríguez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0/10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0789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César Armando Prado Hernánd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2054606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49.93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3" meta:non-whitespace-character-count="1005"/>
    <meta:template xlink:type="simple" xlink:actuate="onRequest" xlink:title="Normal" xlink:href=""/>
  </office:meta>
</office:document-meta>
</file>